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kzidenzGroteskBE-Regular" svg:font-family="AkzidenzGroteskBE-Regular" style:font-family-generic="swiss" svg:panose-1="0 0 0 0 0 0 0 0 0 0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6604in"/>
    </style:style>
    <style:style style:name="TableColumn5" style:family="table-column">
      <style:table-column-properties style:column-width="1.1125in"/>
    </style:style>
    <style:style style:name="TableColumn6" style:family="table-column">
      <style:table-column-properties style:column-width="1.125in"/>
    </style:style>
    <style:style style:name="TableColumn7" style:family="table-column">
      <style:table-column-properties style:column-width="1.125in"/>
    </style:style>
    <style:style style:name="TableColumn8" style:family="table-column">
      <style:table-column-properties style:column-width="1.25in"/>
    </style:style>
    <style:style style:name="TableColumn9" style:family="table-column">
      <style:table-column-properties style:column-width="1.25in"/>
    </style:style>
    <style:style style:name="TableColumn10" style:family="table-column">
      <style:table-column-properties style:column-width="1.25in"/>
    </style:style>
    <style:style style:name="Table2" style:family="table">
      <style:table-properties style:width="9.9354in" fo:margin-left="0.0645in" table:align="left"/>
    </style:style>
    <style:style style:name="TableRow11" style:family="table-row">
      <style:table-row-properties style:min-row-height="0.6958in"/>
    </style:style>
    <style:style style:name="TableCell12" style:family="table-cell">
      <style:table-cell-properties fo:border="none" fo:background-color="#D9D9D9" style:writing-mode="lr-tb" style:vertical-align="bottom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1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7" style:family="table-cell">
      <style:table-cell-properties fo:border="none" fo:background-color="#D9D9D9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9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color="#000000"/>
    </style:style>
    <style:style style:name="T22" style:parent-style-name="Hyperlink" style:family="text">
      <style:text-properties style:font-name-asian="Times New Roman" style:font-name-complex="Calibri"/>
    </style:style>
    <style:style style:name="TableCell23" style:family="table-cell">
      <style:table-cell-properties fo:border="none" fo:background-color="#D9D9D9" style:writing-mode="lr-tb" fo:padding-top="0in" fo:padding-left="0.0402in" fo:padding-bottom="0in" fo:padding-right="0.0402in"/>
    </style:style>
    <style:style style:name="P24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asian="Times New Roman" style:font-name-complex="Calibri" fo:color="#000000"/>
    </style:style>
    <style:style style:name="T28" style:parent-style-name="Hyperlink" style:family="text">
      <style:text-properties style:font-name-asian="Times New Roman" style:font-name-complex="Calibri"/>
    </style:style>
    <style:style style:name="TableCell29" style:family="table-cell">
      <style:table-cell-properties fo:border="none" fo:background-color="#D9D9D9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asian="Times New Roman" style:font-name-complex="Calibri" fo:color="#000000"/>
    </style:style>
    <style:style style:name="T34" style:parent-style-name="Hyperlink" style:family="text">
      <style:text-properties style:font-name-asian="Times New Roman" style:font-name-complex="Calibri"/>
    </style:style>
    <style:style style:name="TableCell35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36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40" style:parent-style-name="Hyperlink" style:family="text">
      <style:text-properties style:font-name-asian="Times New Roman" style:font-name-complex="Calibri"/>
    </style:style>
    <style:style style:name="TableCell41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45" style:parent-style-name="DefaultParagraphFont" style:family="text">
      <style:text-properties style:font-name-asian="Times New Roman" style:font-name-complex="Calibri" fo:color="#000000"/>
    </style:style>
    <style:style style:name="T46" style:parent-style-name="Hyperlink" style:family="text">
      <style:text-properties style:font-name-asian="Times New Roman" style:font-name-complex="Calibri"/>
    </style:style>
    <style:style style:name="TableCell47" style:family="table-cell">
      <style:table-cell-properties fo:border="none" fo:background-color="#D9D9D9" style:writing-mode="lr-tb" fo:padding-top="0.0104in" fo:padding-left="0.075in" fo:padding-bottom="0.0104in" fo:padding-right="0.075in" fo:wrap-option="no-wrap"/>
    </style:style>
    <style:style style:name="P4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51" style:parent-style-name="DefaultParagraphFont" style:family="text">
      <style:text-properties style:font-name-asian="Times New Roman" style:font-name-complex="Calibri" fo:color="#000000"/>
    </style:style>
    <style:style style:name="T52" style:parent-style-name="Hyperlink" style:family="text">
      <style:text-properties style:font-name-asian="Times New Roman" style:font-name-complex="Calibri"/>
    </style:style>
    <style:style style:name="TableRow53" style:family="table-row">
      <style:table-row-properties style:min-row-height="0.2083in"/>
    </style:style>
    <style:style style:name="TableCell54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="none" style:writing-mode="lr-tb" fo:padding-top="0in" fo:padding-left="0.0069in" fo:padding-bottom="0in" fo:padding-right="0.0069in"/>
    </style:style>
    <style:style style:name="P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4" style:family="table-cell">
      <style:table-cell-properties fo:border="none" style:writing-mode="lr-tb" fo:padding-top="0in" fo:padding-left="0.0402in" fo:padding-bottom="0in" fo:padding-right="0.0402in"/>
    </style:style>
    <style:style style:name="P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9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7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margin-bottom="0in" fo:line-height="100%"/>
    </style:style>
    <style:style style:name="T81" style:parent-style-name="DefaultParagraphFont" style:family="text">
      <style:text-properties style:font-name-asian="Times New Roman" style:font-name-complex="Calibri" fo:font-weight="bold" style:font-weight-asian="bold" fo:color="#00B050"/>
    </style:style>
    <style:style style:name="T8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4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6" style:family="table-cell">
      <style:table-cell-properties fo:border-top="none" fo:border-left="none" fo:border-bottom="0.0069in solid #000000" fo:border-right="none" style:writing-mode="lr-tb" fo:padding-top="0in" fo:padding-left="0.0402in" fo:padding-bottom="0in" fo:padding-right="0.0402in"/>
    </style:style>
    <style:style style:name="P8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8" style:family="table-cell">
      <style:table-cell-properties fo:border-top="none" fo:border-left="none" fo:border-bottom="0.0069in solid #000000" fo:border-right="none" style:writing-mode="lr-tb" fo:padding-top="0in" fo:padding-left="0.0069in" fo:padding-bottom="0in" fo:padding-right="0.0069in"/>
    </style:style>
    <style:style style:name="P8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0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9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2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9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4" style:family="table-cell">
      <style:table-cell-properties fo:border-top="none" fo:border-left="none" fo:border-bottom="0.0069in solid #000000" fo:border-right="none" style:writing-mode="lr-tb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0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0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7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08" style:parent-style-name="Normal" style:family="paragraph">
      <style:text-properties style:font-name-asian="Times New Roman" fo:color="#000000" fo:font-size="10pt" style:font-size-asian="10pt" style:font-size-complex="10pt" fo:background-color="#FFFFFF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1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2" style:parent-style-name="DefaultParagraphFont" style:family="text">
      <style:text-properties style:font-name="AkzidenzGroteskBE-Regular" style:font-name-complex="AkzidenzGroteskBE-Regular" fo:font-size="9pt" style:font-size-asian="9pt" style:font-size-complex="9pt"/>
    </style:style>
    <style:style style:name="T113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4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5" style:parent-style-name="DefaultParagraphFont" style:family="text">
      <style:text-properties style:font-name-asian="Times New Roman" fo:color="#000000" fo:font-size="10pt" style:font-size-asian="10pt" style:font-size-complex="10pt" fo:background-color="#FFFFFF"/>
    </style:style>
    <style:style style:name="T116" style:parent-style-name="DefaultParagraphFont" style:family="text">
      <style:text-properties style:font-name-asian="Times New Roman" fo:color="#000000" fo:font-size="10pt" style:font-size-asian="10pt" style:font-size-complex="10pt"/>
    </style:style>
    <style:style style:name="TableCell117" style:family="table-cell">
      <style:table-cell-properties fo:border-top="0.0069in solid #000000" fo:border-left="none" fo:border-bottom="none" fo:border-right="none" style:writing-mode="lr-tb" fo:padding-top="0in" fo:padding-left="0.0402in" fo:padding-bottom="0in" fo:padding-right="0.0402in"/>
    </style:style>
    <style:style style:name="P11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9" style:parent-style-name="Normal" style:family="paragraph">
      <style:paragraph-properties fo:margin-bottom="0in" fo:line-height="100%"/>
    </style:style>
    <style:style style:name="T120" style:parent-style-name="DefaultParagraphFont" style:family="text">
      <style:text-properties style:font-name-asian="Times New Roman" style:font-name-complex="Calibri" fo:color="#000000"/>
    </style:style>
    <style:style style:name="T121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22" style:family="table-cell">
      <style:table-cell-properties fo:border-top="0.0069in solid #000000" fo:border-left="none" fo:border-bottom="none" fo:border-right="none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-asian="Times New Roman" style:font-name-complex="Calibri" fo:color="#000000"/>
    </style:style>
    <style:style style:name="T126" style:parent-style-name="DefaultParagraphFont" style:family="text">
      <style:text-properties style:font-name="MyriadPro-Light" style:font-name-complex="MyriadPro-Light" fo:font-size="10pt" style:font-size-asian="10pt" style:font-size-complex="10pt"/>
    </style:style>
    <style:style style:name="TableCell127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1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-asian="Times New Roman" style:font-name-complex="Calibri" fo:color="#000000"/>
    </style:style>
    <style:style style:name="T135" style:parent-style-name="DefaultParagraphFont" style:family="text">
      <style:text-properties style:font-name="AdvTTebabd7da" style:font-name-complex="AdvTTebabd7da" fo:font-size="10pt" style:font-size-asian="10pt" style:font-size-complex="10pt"/>
    </style:style>
    <style:style style:name="TableCell136" style:family="table-cell">
      <style:table-cell-properties fo:border-top="0.0069in solid #000000" fo:border-left="none" fo:border-bottom="none" fo:border-right="none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8" style:parent-style-name="Normal" style:family="paragraph">
      <style:paragraph-properties style:text-autospace="none" style:vertical-align="auto" fo:margin-bottom="0in" fo:line-height="100%"/>
      <style:text-properties fo:hyphenate="true"/>
    </style:style>
    <style:style style:name="T139" style:parent-style-name="DefaultParagraphFont" style:family="text">
      <style:text-properties style:font-name-asian="Times New Roman" style:font-name-complex="Calibri" fo:color="#000000"/>
    </style:style>
    <style:style style:name="T140" style:parent-style-name="DefaultParagraphFont" style:family="text">
      <style:text-properties style:font-name="AdvTTb5929f4c" style:font-name-complex="AdvTTb5929f4c" fo:font-size="10pt" style:font-size-asian="10pt" style:font-size-complex="10pt"/>
    </style:style>
    <style:style style:name="TableRow141" style:family="table-row">
      <style:table-row-properties style:min-row-height="0.2083in"/>
    </style:style>
    <style:style style:name="TableCell142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4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49" style:family="table-cell">
      <style:table-cell-properties fo:border="none" style:writing-mode="lr-tb" fo:padding-top="0in" fo:padding-left="0.0402in" fo:padding-bottom="0in" fo:padding-right="0.0402in"/>
    </style:style>
    <style:style style:name="P15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3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5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5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57" style:family="table-cell">
      <style:table-cell-properties fo:border="none" style:writing-mode="lr-tb" fo:padding-top="0.0104in" fo:padding-left="0.075in" fo:padding-bottom="0.0104in" fo:padding-right="0.075in" fo:wrap-option="no-wrap"/>
    </style:style>
    <style:style style:name="P15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P15">Current</text:p>
            <text:p text:style-name="P16"><text:s text:c="7"/></text:p>
          </table:table-cell>
          <table:table-cell table:style-name="TableCell17">
            <text:p text:style-name="P18">Lam,</text:p>
            <text:p text:style-name="P19">2018</text:p>
            <text:p text:style-name="P20"><text:span text:style-name="T21">PMID<text:s/></text:span><text:a xlink:href="https://pubmed.gov/29293146" office:target-frame-name="_top" xlink:show="replace"><text:span text:style-name="T22">29293146</text:span></text:a></text:p>
          </table:table-cell>
          <table:table-cell table:style-name="TableCell23">
            <text:p text:style-name="P24">Iankova,<text:s/></text:p>
            <text:p text:style-name="P25">2017</text:p>
            <text:p text:style-name="P26"><text:span text:style-name="T27">PMID<text:s/></text:span><text:a xlink:href="http://pubmed.gov/29271844" office:target-frame-name="_top" xlink:show="replace"><text:span text:style-name="T28">29271844</text:span></text:a></text:p>
          </table:table-cell>
          <table:table-cell table:style-name="TableCell29">
            <text:p text:style-name="P30">Huang,<text:s/></text:p>
            <text:p text:style-name="P31">2017</text:p>
            <text:p text:style-name="P32"><text:span text:style-name="T33">PMID<text:s/></text:span><text:a xlink:href="https://pubmed.gov/29168046" office:target-frame-name="_top" xlink:show="replace"><text:span text:style-name="T34">29168046</text:span></text:a></text:p>
          </table:table-cell>
          <table:table-cell table:style-name="TableCell35">
            <text:p text:style-name="P36">Andriolo<text:s/></text:p>
            <text:p text:style-name="P37"><text:span text:style-name="T38">(Cochrane), 2017</text:span><text:span text:style-name="T39"><text:line-break/>PMID<text:s/></text:span><text:a xlink:href="http://pubmed.gov/28099689" office:target-frame-name="_top" xlink:show="replace"><text:span text:style-name="T40">28099689</text:span></text:a></text:p>
          </table:table-cell>
          <table:table-cell table:style-name="TableCell41">
            <text:p text:style-name="P42">Westwood,<text:s/></text:p>
            <text:p text:style-name="P43"><text:span text:style-name="T44">2015</text:span><text:span text:style-name="T45"><text:line-break/>PMID<text:s/></text:span><text:a xlink:href="http://pubmed.gov/26569153" office:target-frame-name="_top" xlink:show="replace"><text:span text:style-name="T46">26569153</text:span></text:a></text:p>
          </table:table-cell>
          <table:table-cell table:style-name="TableCell47">
            <text:p text:style-name="P48">Prkno,<text:s/></text:p>
            <text:p text:style-name="P49"><text:span text:style-name="T50">2013</text:span><text:span text:style-name="T51"><text:line-break/>PMID<text:s/></text:span><text:a xlink:href="http://pubmed.gov/24330744" office:target-frame-name="_top" xlink:show="replace"><text:span text:style-name="T52">24330744</text:span></text:a></text:p>
          </table:table-cell>
        </table:table-row>
        <table:table-row table:style-name="TableRow53">
          <table:table-cell table:style-name="TableCell54">
            <text:p text:style-name="P55">Efficacy: duration of antibiotic therapy<text:s/></text:p>
            <text:p text:style-name="P56"/>
          </table:table-cell>
          <table:table-cell table:style-name="TableCell57">
            <text:p text:style-name="P58">Reduces duration by 1.50 days in subgroup of trials that encourage stopping antibiotics before 5 days</text:p>
            <text:p text:style-name="P59"/>
            <text:p text:style-name="P60">No reduction when compared to protocolized care that uses CRP.</text:p>
            <text:p text:style-name="P61"/>
          </table:table-cell>
          <table:table-cell table:style-name="TableCell62">
            <text:p text:style-name="P63">Reduces duration by 1.26 days.</text:p>
          </table:table-cell>
          <table:table-cell table:style-name="TableCell64">
            <text:p text:style-name="P65">Reduces duration by 1.49 days. Excluded negative trial by Bloos.</text:p>
          </table:table-cell>
          <table:table-cell table:style-name="TableCell66">
            <text:p text:style-name="P67">Reduces duration by 1.66 days in subgroup of trials that only contained a discontinuation algorithm</text:p>
            <text:p text:style-name="P68"/>
          </table:table-cell>
          <table:table-cell table:style-name="TableCell69">
            <text:p text:style-name="P70">No clear benefit</text:p>
          </table:table-cell>
          <table:table-cell table:style-name="TableCell71">
            <text:p text:style-name="P72">Reduces duration by 3.19 days</text:p>
          </table:table-cell>
          <table:table-cell table:style-name="TableCell73">
            <text:p text:style-name="P74">Reduction.<text:s/></text:p>
            <text:p text:style-name="P75">Hazard ratio 1.27</text:p>
          </table:table-cell>
        </table:table-row>
        <table:table-row table:style-name="TableRow76">
          <table:table-cell table:style-name="TableCell77">
            <text:p text:style-name="P78">Heterogeneity</text:p>
          </table:table-cell>
          <table:table-cell table:style-name="TableCell79">
            <text:p text:style-name="P80"><text:span text:style-name="T81">49%</text:span><text:span text:style-name="T82"><text:s/></text:span></text:p>
            <text:p text:style-name="P83">(after meta-regression)</text:p>
          </table:table-cell>
          <table:table-cell table:style-name="TableCell84">
            <text:p text:style-name="P85">84%</text:p>
          </table:table-cell>
          <table:table-cell table:style-name="TableCell86">
            <text:p text:style-name="P87">81%</text:p>
          </table:table-cell>
          <table:table-cell table:style-name="TableCell88">
            <text:p text:style-name="P89">71%</text:p>
          </table:table-cell>
          <table:table-cell table:style-name="TableCell90">
            <text:p text:style-name="P91">86%</text:p>
          </table:table-cell>
          <table:table-cell table:style-name="TableCell92">
            <text:p text:style-name="P93">95%</text:p>
          </table:table-cell>
          <table:table-cell table:style-name="TableCell94">
            <text:p text:style-name="P95">0%</text:p>
          </table:table-cell>
        </table:table-row>
        <table:table-row table:style-name="TableRow96">
          <table:table-cell table:style-name="TableCell97">
            <text:p text:style-name="P98">Efficacy: mortality</text:p>
            <text:p text:style-name="P99"/>
          </table:table-cell>
          <table:table-cell table:style-name="TableCell100">
            <text:p text:style-name="P101">Reduction.<text:s/></text:p>
            <text:p text:style-name="P102">Risk ratio 0.85<text:s/></text:p>
            <text:p text:style-name="P103">(95% CI: 0.74 to 0.97)</text:p>
            <text:p text:style-name="P104"/>
            <text:p text:style-name="P105">No reduction when compared to protocolized care that uses CRP.</text:p>
            <text:p text:style-name="P106"/>
          </table:table-cell>
          <table:table-cell table:style-name="TableCell107">
            <text:p text:style-name="P108">Reduction.</text:p>
            <text:p text:style-name="P109"><text:span text:style-name="T110">Risk Ratio</text:span><text:span text:style-name="T111"><text:s/></text:span><text:span text:style-name="T112">0.87</text:span><text:span text:style-name="T113"><text:s/>(95% CI,<text:s/></text:span><text:span text:style-name="T114">0.77-0.98)</text:span><text:span text:style-name="T115"><text:s/></text:span><text:span text:style-name="T116">(for trials using an antibiotic cessation strategy)</text:span></text:p>
          </table:table-cell>
          <table:table-cell table:style-name="TableCell117">
            <text:p text:style-name="P118">No reduction.</text:p>
            <text:p text:style-name="P119"><text:span text:style-name="T120">Risk ratio<text:s/></text:span><text:span text:style-name="T121">0.90 (95% CI 0.79–1.03)</text:span></text:p>
          </table:table-cell>
          <table:table-cell table:style-name="TableCell122">
            <text:p text:style-name="P123">Reduction.</text:p>
            <text:p text:style-name="P124"><text:span text:style-name="T125">Risk ratio<text:s/></text:span><text:span text:style-name="T126">0.87 (95% CI 0.76–0.98)</text:span></text:p>
          </table:table-cell>
          <table:table-cell table:style-name="TableCell127">
            <text:p text:style-name="P128">No reduction.<text:s/></text:p>
            <text:p text:style-name="P129">Risk ratio 0.92<text:s/></text:p>
            <text:p text:style-name="P130">(95% CI: 0.81 to 1.05)</text:p>
          </table:table-cell>
          <table:table-cell table:style-name="TableCell131">
            <text:p text:style-name="P132">No reduction.<text:s/></text:p>
            <text:p text:style-name="P133"><text:span text:style-name="T134">Risk ratio<text:s/></text:span><text:span text:style-name="T135">0.98 (95% CI: 0.76 to 1.27)</text:span></text:p>
          </table:table-cell>
          <table:table-cell table:style-name="TableCell136">
            <text:p text:style-name="P137">No reduction.</text:p>
            <text:p text:style-name="P138"><text:span text:style-name="T139">Risk ratio<text:s/></text:span><text:span text:style-name="T140">1.02 (95% CI: 0.85 to 1.23)</text:span></text:p>
          </table:table-cell>
        </table:table-row>
        <table:table-row table:style-name="TableRow141">
          <table:table-cell table:style-name="TableCell142">
            <text:p text:style-name="P143">Heterogeneity:<text:s/></text:p>
          </table:table-cell>
          <table:table-cell table:style-name="TableCell144">
            <text:p text:style-name="P145">16%<text:s/></text:p>
            <text:p text:style-name="P146">(in subgroup of trials that encouraging stopping antibiotics before 5 days)</text:p>
          </table:table-cell>
          <table:table-cell table:style-name="TableCell147">
            <text:p text:style-name="P148">0%</text:p>
          </table:table-cell>
          <table:table-cell table:style-name="TableCell149">
            <text:p text:style-name="P150">80%</text:p>
          </table:table-cell>
          <table:table-cell table:style-name="TableCell151">
            <text:p text:style-name="P152">0%</text:p>
          </table:table-cell>
          <table:table-cell table:style-name="TableCell153">
            <text:p text:style-name="P154">11%</text:p>
          </table:table-cell>
          <table:table-cell table:style-name="TableCell155">
            <text:p text:style-name="P156">0%</text:p>
          </table:table-cell>
          <table:table-cell table:style-name="TableCell157">
            <text:p text:style-name="P158">0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kzidenzGroteskBE-Regular" svg:font-family="AkzidenzGroteskBE-Regular" style:font-family-generic="swiss" svg:panose-1="0 0 0 0 0 0 0 0 0 0"/>
    <style:font-face style:name="MyriadPro-Light" svg:font-family="MyriadPro-Light" style:font-family-generic="swiss"/>
    <style:font-face style:name="AdvTTebabd7da" svg:font-family="AdvTTebabd7da" style:font-family-generic="swiss"/>
    <style:font-face style:name="AdvTTb5929f4c" svg:font-family="AdvTTb5929f4c" style:font-family-generic="swiss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17-06-28T20:47:00Z</meta:creation-date>
    <dc:date>2018-01-11T05:48:00Z</dc:date>
    <meta:print-date>2017-12-21T03:18:00Z</meta:print-date>
    <meta:template xlink:href="Normal.dotm" xlink:type="simple"/>
    <meta:editing-cycles>16</meta:editing-cycles>
    <meta:editing-duration>PT4140S</meta:editing-duration>
    <meta:document-statistic meta:page-count="1" meta:paragraph-count="3" meta:word-count="252" meta:character-count="1687" meta:row-count="11" meta:non-whitespace-character-count="1438"/>
  </office:meta>
</office:document-meta>
</file>